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Podman Secrets — Create, Use, Rotate</text:p>
          </draw:text-box>
        </draw:frame>
        <draw:frame draw:style-name="TransBox" svg:width="31.8700cm" svg:height="3.5000cm" svg:x="1.0000cm" svg:y="8.8000cm">
          <draw:text-box>
            <text:p text:style-name="PBody">Podman secrets let you inject sensitive data (passwords, API keys, TLS certs) into containers at runtime without: Hardcoding values in podman run commands Storing credentials in environment variables (visible via podm…</text:p>
          </draw:text-box>
        </draw:frame>
        <draw:frame draw:style-name="TransBox" svg:width="31.8700cm" svg:height="1.0000cm" svg:x="1.0000cm" svg:y="17.8000cm">
          <draw:text-box>
            <text:p text:style-name="PFooter">05-rhca/containers/04-secret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How secrets work</text:p>
            <text:p text:style-name="PBullet">▶  Create secrets</text:p>
            <text:p text:style-name="PBullet">▶  List and inspect secrets</text:p>
            <text:p text:style-name="PBullet">▶  Use a secret in a container</text:p>
            <text:p text:style-name="PBullet">▶  Multiple secrets</text:p>
            <text:p text:style-name="PBullet">▶  Secret rotation pattern</text:p>
            <text:p text:style-name="PBullet">▶  Secrets with systemd-managed containers</text:p>
            <text:p text:style-name="PBullet">▶  Rootless secret storage loca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secrets work</text:p>
          </draw:text-box>
        </draw:frame>
        <draw:frame draw:style-name="TransBox" svg:width="15.7350cm" svg:height="13.5500cm" svg:x="1.0000cm" svg:y="4.0000cm">
          <draw:text-box>
            <text:p text:style-name="PBullet">• A secret is stored in Podman's secret store and mounted into the container</text:p>
            <text:p text:style-name="PBullet">• as a file at /run/secrets/&lt;name&gt;. The application reads it from disk.</text:p>
          </draw:text-box>
        </draw:frame>
        <draw:frame draw:style-name="CodeBox" svg:width="15.7350cm" svg:height="13.5500cm" svg:x="17.1350cm" svg:y="4.0000cm">
          <draw:text-box>
            <text:p text:style-name="PCode">host secret store → container /run/secrets/db_password (read-only file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secrets</text:p>
          </draw:text-box>
        </draw:frame>
        <draw:frame draw:style-name="CodeBox" svg:width="31.8700cm" svg:height="13.5500cm" svg:x="1.0000cm" svg:y="4.0000cm">
          <draw:text-box>
            <text:p text:style-name="PCode"># From stdin (recommended — doesn't leave secret in shell history)
printf 'supersecretpassword' | podman secret create db_password -

# From a file
podman secret create db_password /path/to/password.txt

# From an environment variable (use carefully — may appear in process list)
echo "${DB_PASSWORD}" | podman secret create db_password -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and inspect secrets</text:p>
          </draw:text-box>
        </draw:frame>
        <draw:frame draw:style-name="TransBox" svg:width="15.7350cm" svg:height="13.5500cm" svg:x="1.0000cm" svg:y="4.0000cm">
          <draw:text-box>
            <text:p text:style-name="PBullet">• The secret value is never returned by podman secret inspect.</text:p>
          </draw:text-box>
        </draw:frame>
        <draw:frame draw:style-name="CodeBox" svg:width="15.7350cm" svg:height="13.5500cm" svg:x="17.1350cm" svg:y="4.0000cm">
          <draw:text-box>
            <text:p text:style-name="PCode"># List secrets (metadata only — values are never shown)
podman secret ls

# Inspect (metadata only)
podman secret inspect db_passwor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secret in a container</text:p>
          </draw:text-box>
        </draw:frame>
        <draw:frame draw:style-name="TransBox" svg:width="15.7350cm" svg:height="13.5500cm" svg:x="1.0000cm" svg:y="4.0000cm">
          <draw:text-box>
            <text:p text:style-name="PBullet">• Inside the container, the secret is available as:</text:p>
            <text:p text:style-name="PBullet">• Read it in your application:</text:p>
          </draw:text-box>
        </draw:frame>
        <draw:frame draw:style-name="CodeBox" svg:width="15.7350cm" svg:height="13.5500cm" svg:x="17.1350cm" svg:y="4.0000cm">
          <draw:text-box>
            <text:p text:style-name="PCode">podman run -d \
  --name myapp \
  --secret db_password \
  myapp:lat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secret in a container (cont.)</text:p>
          </draw:text-box>
        </draw:frame>
        <draw:frame draw:style-name="CodeBox" svg:width="31.8700cm" svg:height="13.5500cm" svg:x="1.0000cm" svg:y="4.0000cm">
          <draw:text-box>
            <text:p text:style-name="PCode">/run/secrets/db_passwor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secret in a container (cont.)</text:p>
          </draw:text-box>
        </draw:frame>
        <draw:frame draw:style-name="CodeBox" svg:width="31.8700cm" svg:height="13.5500cm" svg:x="1.0000cm" svg:y="4.0000cm">
          <draw:text-box>
            <text:p text:style-name="PCode"># Shell example
DB_PASS=$(cat /run/secrets/db_password)

# Python
with open('/run/secrets/db_password') as f:
    db_pass = f.read().strip(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secrets</text:p>
          </draw:text-box>
        </draw:frame>
        <draw:frame draw:style-name="CodeBox" svg:width="31.8700cm" svg:height="13.5500cm" svg:x="1.0000cm" svg:y="4.0000cm">
          <draw:text-box>
            <text:p text:style-name="PCode">printf 'mydbpassword' | podman secret create db_password -
printf 'myapikey12345' | podman secret create api_key -

podman run -d \
  --name myapp \
  --secret db_password \
  --secret api_key \
  myapp:lat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ret rotation pattern</text:p>
          </draw:text-box>
        </draw:frame>
        <draw:frame draw:style-name="TransBox" svg:width="15.7350cm" svg:height="13.5500cm" svg:x="1.0000cm" svg:y="4.0000cm">
          <draw:text-box>
            <text:p text:style-name="PBullet">• Podman does not support updating a secret in-place. The correct pattern:</text:p>
            <text:p text:style-name="PBullet">• 💡 Rotation with zero-downtime</text:p>
            <text:p text:style-name="PBullet">• For zero-downtime rotation, start the new container first (different name</text:p>
            <text:p text:style-name="PBullet">• or port), verify it works, switch traffic (e.g., update firewall redirect),</text:p>
            <text:p text:style-name="PBullet">• then stop the old container.</text:p>
          </draw:text-box>
        </draw:frame>
        <draw:frame draw:style-name="CodeBox" svg:width="15.7350cm" svg:height="13.5500cm" svg:x="17.1350cm" svg:y="4.0000cm">
          <draw:text-box>
            <text:p text:style-name="PCode"># 1. Create the new version
printf 'newsecretpassword' | podman secret create db_password_v2 -

# 2. Stop and remove the old container
podman stop myapp
podman rm myapp

# 3. Start a new container with the new secret
podman run -d \
  --name myapp \
  --secret db_password_v2,target=db_password \
  myapp:latest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rets with systemd-managed containers</text:p>
          </draw:text-box>
        </draw:frame>
        <draw:frame draw:style-name="TransBox" svg:width="15.7350cm" svg:height="13.5500cm" svg:x="1.0000cm" svg:y="4.0000cm">
          <draw:text-box>
            <text:p text:style-name="PBullet">• Never put secrets in systemd unit environment variables — they appear in</text:p>
            <text:p text:style-name="PBullet">• systemctl show and ps -e.</text:p>
            <text:p text:style-name="PBullet">• Instead, mount the secret in the container unit:</text:p>
            <text:p text:style-name="PBullet">• The secret value stays inside Podman's store, never in the unit file.</text:p>
          </draw:text-box>
        </draw:frame>
        <draw:frame draw:style-name="CodeBox" svg:width="15.7350cm" svg:height="13.5500cm" svg:x="17.1350cm" svg:y="4.0000cm">
          <draw:text-box>
            <text:p text:style-name="PCode">[Service]
ExecStart=podman run \
  --name myapp \
  --secret db_password \
  --replace \
  myapp:lat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secret storage location</text:p>
          </draw:text-box>
        </draw:frame>
        <draw:frame draw:style-name="TransBox" svg:width="15.7350cm" svg:height="13.5500cm" svg:x="1.0000cm" svg:y="4.0000cm">
          <draw:text-box>
            <text:p text:style-name="PBullet">• The secret data is stored on disk (not in memory). File permissions restrict</text:p>
            <text:p text:style-name="PBullet">• access to your UID. On a shared host, each user's secrets are isolated.</text:p>
          </draw:text-box>
        </draw:frame>
        <draw:frame draw:style-name="CodeBox" svg:width="15.7350cm" svg:height="13.5500cm" svg:x="17.1350cm" svg:y="4.0000cm">
          <draw:text-box>
            <text:p text:style-name="PCode"># Rootless: secrets stored per-user
ls ~/.local/share/containers/storage/secrets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urity considerations</text:p>
          </draw:text-box>
        </draw:frame>
        <draw:frame draw:style-name="TransBox" svg:width="31.8700cm" svg:height="13.5500cm" svg:x="1.0000cm" svg:y="4.0000cm">
          <draw:text-box>
            <text:p text:style-name="PBullet">• Practice: Why</text:p>
            <text:p text:style-name="PBullet">• Never use --env for passwords: Visible in podman inspect and ps -e</text:p>
            <text:p text:style-name="PBullet">• Use mode=0400 on secret mounts: Application should only read, not write</text:p>
            <text:p text:style-name="PBullet">• Rotate secrets regularly: Limits exposure window if compromised</text:p>
            <text:p text:style-name="PBullet">• Use printf not echo for creating secrets: echo adds a trailing newline</text:p>
            <text:p text:style-name="PBullet">• Remove old secrets after rotation: No stale credentials in the stor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odman Secrets — Create, Use, Rotate</text:p>
          </draw:text-box>
        </draw:frame>
        <draw:frame draw:style-name="TransBox" svg:width="31.8700cm" svg:height="13.5500cm" svg:x="1.0000cm" svg:y="4.0000cm">
          <draw:text-box>
            <text:p text:style-name="PBullet">✓  How secrets work: A secret is stored in Podman's secret store and mounted into the container</text:p>
            <text:p text:style-name="PBullet">✓  Create secrets</text:p>
            <text:p text:style-name="PBullet">✓  List and inspect secrets: The secret value is never returned by podman secret inspect.</text:p>
            <text:p text:style-name="PBullet">✓  Use a secret in a container: Inside the container, the secret is available as:</text:p>
            <text:p text:style-name="PBullet">✓  Multiple secrets</text:p>
            <text:p text:style-name="PBullet">✓  Secret rotation pattern: Podman does not support updating a secret in-place. The correct pattern:</text:p>
            <text:p text:style-name="PBullet">✓  Secrets with systemd-managed containers: Never put secrets in systemd unit environment variables — they appear i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